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ee177"/>
    </style:style>
    <style:style style:name="P2" style:family="paragraph" style:parent-style-name="Standard">
      <style:paragraph-properties fo:text-align="center" style:justify-single-word="false"/>
      <style:text-properties style:font-name="Purisa" fo:font-size="14pt" fo:font-weight="bold" officeooo:paragraph-rsid="000ee177" style:font-size-asian="14pt" style:font-weight-asian="bold" style:font-size-complex="14pt" style:font-weight-complex="bold"/>
    </style:style>
    <style:style style:name="P3" style:family="paragraph" style:parent-style-name="Standard" style:master-page-name="Standard">
      <style:paragraph-properties style:page-number="1"/>
      <style:text-properties officeooo:paragraph-rsid="0019c0e8"/>
    </style:style>
    <style:style style:name="P4" style:family="paragraph" style:parent-style-name="Standard">
      <style:paragraph-properties fo:text-align="center" style:justify-single-word="false"/>
      <style:text-properties officeooo:paragraph-rsid="001b067a"/>
    </style:style>
    <style:style style:name="P5" style:family="paragraph" style:parent-style-name="Standard">
      <style:text-properties officeooo:paragraph-rsid="000ee177"/>
    </style:style>
    <style:style style:name="P6" style:family="paragraph" style:parent-style-name="Standard">
      <style:paragraph-properties fo:text-align="center" style:justify-single-word="false"/>
      <style:text-properties style:font-name="Purisa" fo:font-size="14pt" fo:font-weight="bold" officeooo:paragraph-rsid="001b067a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Purisa" fo:font-size="26pt" fo:font-weight="bold" officeooo:paragraph-rsid="001b067a" style:font-size-asian="26pt" style:font-weight-asian="bold" style:font-size-complex="26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Purisa" fo:font-size="26pt" fo:font-weight="bold" officeooo:paragraph-rsid="001c986c" style:font-size-asian="26pt" style:font-weight-asian="bold" style:font-size-complex="26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Purisa" fo:font-size="26pt" fo:font-weight="bold" officeooo:paragraph-rsid="001ead20" style:font-size-asian="26pt" style:font-weight-asian="bold" style:font-size-complex="26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Purisa" fo:font-size="26pt" fo:font-weight="bold" officeooo:paragraph-rsid="00207581" style:font-size-asian="26pt" style:font-weight-asian="bold" style:font-size-complex="26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Purisa" fo:font-size="32pt" fo:font-weight="bold" officeooo:paragraph-rsid="001b067a" style:font-size-asian="32pt" style:font-weight-asian="bold" style:font-size-complex="32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Purisa" fo:font-size="36pt" fo:font-weight="bold" officeooo:paragraph-rsid="001b067a" style:font-size-asian="36pt" style:font-weight-asian="bold" style:font-size-complex="36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Purisa" fo:font-size="20pt" fo:font-weight="bold" officeooo:paragraph-rsid="001b067a" style:font-size-asian="17.5pt" style:font-weight-asian="bold" style:font-size-complex="20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Purisa" fo:font-size="40pt" fo:font-weight="bold" officeooo:paragraph-rsid="001b067a" style:font-size-asian="40pt" style:font-weight-asian="bold" style:font-size-complex="40pt" style:font-weight-complex="bold"/>
    </style:style>
    <style:style style:name="T1" style:family="text">
      <style:text-properties style:font-name="Purisa"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32pt" style:font-size-asian="32pt" style:font-size-complex="32pt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fr2" style:family="graphic" style:parent-style-name="Labels">
      <style:graphic-properties style:protect="size" style:vertical-pos="from-top" style:vertical-rel="page" style:horizontal-pos="from-left" style:horizontal-rel="pag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Marco1" text:anchor-type="page" text:anchor-page-number="1" svg:x="1.499cm" svg:y="1.349cm" svg:width="8.5cm" svg:height="4.999cm" draw:z-index="0">
        <draw:text-box>
          <text:section text:style-name="Sect1" text:name="MailMergeSection2018-05-05T09:25:56Z2MasterLabel">
            <text:p text:style-name="P1"/>
            <text:p text:style-name="P4"><text:span text:style-name="T1">P1D:</text:span></text:p>
            <text:p text:style-name="P4"><text:span text:style-name="T1"/></text:p>
            <text:p text:style-name="P11">||</text:p>
          </text:section>
        </draw:text-box>
      </draw:frame>
      <draw:frame draw:style-name="fr1" draw:name="Marco2" text:anchor-type="page" text:anchor-page-number="1" svg:x="11cm" svg:y="1.349cm" svg:width="8.5cm" svg:height="4.999cm" draw:z-index="1">
        <draw:text-box>
          <text:section text:style-name="Sect1" text:name="MailMergeSection2018-05-05T09:25:56Z3Sección1">
            <text:p text:style-name="P1"/>
            <text:p text:style-name="P4"><text:span text:style-name="T1">P2D:</text:span></text:p>
            <text:p text:style-name="P4"><text:span text:style-name="T1"/></text:p>
            <text:p text:style-name="P7">2200 Ohmios</text:p>
          </text:section>
        </draw:text-box>
      </draw:frame>
      <draw:frame draw:style-name="fr1" draw:name="Marco3" text:anchor-type="page" text:anchor-page-number="1" svg:x="1.499cm" svg:y="7.35cm" svg:width="8.5cm" svg:height="4.999cm" draw:z-index="2">
        <draw:text-box>
          <text:section text:style-name="Sect1" text:name="MailMergeSection2018-05-05T09:25:56Z4Sección2">
            <text:p text:style-name="P1"/>
            <text:p text:style-name="P6">P3D:</text:p>
            <text:p text:style-name="P6"/>
            <text:p text:style-name="P7">void setup()</text:p>
          </text:section>
        </draw:text-box>
      </draw:frame>
      <draw:frame draw:style-name="fr1" draw:name="Marco4" text:anchor-type="page" text:anchor-page-number="1" svg:x="11cm" svg:y="7.35cm" svg:width="8.5cm" svg:height="4.999cm" draw:z-index="3">
        <draw:text-box>
          <text:section text:style-name="Sect1" text:name="MailMergeSection2018-05-05T09:25:56Z5Sección3">
            <text:p text:style-name="P1"/>
            <text:p text:style-name="P4"><text:span text:style-name="T1">P4D:</text:span></text:p>
            <text:p text:style-name="P4"><text:span text:style-name="T1"/></text:p>
            <text:p text:style-name="P7">Open Source</text:p>
          </text:section>
        </draw:text-box>
      </draw:frame>
      <draw:frame draw:style-name="fr1" draw:name="Marco5" text:anchor-type="page" text:anchor-page-number="1" svg:x="1.499cm" svg:y="13.351cm" svg:width="8.5cm" svg:height="4.999cm" draw:z-index="4">
        <draw:text-box>
          <text:section text:style-name="Sect1" text:name="MailMergeSection2018-05-05T09:25:56Z6Sección4">
            <text:p text:style-name="P1"/>
            <text:p text:style-name="P6">P5D:</text:p>
            <text:p text:style-name="P6"/>
            <text:p text:style-name="P7">.ppc .h .txt</text:p>
          </text:section>
        </draw:text-box>
      </draw:frame>
      <draw:frame draw:style-name="fr1" draw:name="Marco6" text:anchor-type="page" text:anchor-page-number="1" svg:x="11cm" svg:y="13.351cm" svg:width="8.5cm" svg:height="4.999cm" draw:z-index="5">
        <draw:text-box>
          <text:section text:style-name="Sect1" text:name="MailMergeSection2018-05-05T09:25:56Z7Sección5">
            <text:p text:style-name="P1"/>
            <text:p text:style-name="P6">P6D:</text:p>
            <text:p text:style-name="P6"/>
            <text:p text:style-name="P7">si..no</text:p>
          </text:section>
        </draw:text-box>
      </draw:frame>
      <draw:frame draw:style-name="fr1" draw:name="Marco7" text:anchor-type="page" text:anchor-page-number="1" svg:x="1.499cm" svg:y="19.352cm" svg:width="8.5cm" svg:height="4.999cm" draw:z-index="6">
        <draw:text-box>
          <text:section text:style-name="Sect1" text:name="MailMergeSection2018-05-05T09:25:56Z8Sección6">
            <text:p text:style-name="P1"/>
            <text:p text:style-name="P6">P7D:</text:p>
            <text:p text:style-name="P6"/>
            <text:p text:style-name="P7">INPUT</text:p>
          </text:section>
        </draw:text-box>
      </draw:frame>
      <draw:frame draw:style-name="fr1" draw:name="Marco8" text:anchor-type="page" text:anchor-page-number="1" svg:x="11cm" svg:y="19.352cm" svg:width="8.5cm" svg:height="4.999cm" draw:z-index="7">
        <draw:text-box>
          <text:section text:style-name="Sect1" text:name="MailMergeSection2018-05-05T09:25:56Z9Sección7">
            <text:p text:style-name="P1"/>
            <text:p text:style-name="P4"><text:span text:style-name="T1">P8D:</text:span></text:p>
            <text:p text:style-name="P4"><text:span text:style-name="T1"/></text:p>
            <text:p text:style-name="P7">pow()</text:p>
          </text:section>
        </draw:text-box>
      </draw:frame>
      <draw:frame draw:style-name="fr2" draw:name="Marco9" text:anchor-type="page" text:anchor-page-number="1" svg:x="1.499cm" svg:y="24.806cm" svg:width="8.5cm" svg:height="4.999cm" draw:z-index="8">
        <draw:text-box>
          <text:section text:style-name="Sect1" text:name="MailMergeSection2018-05-05T09:25:56Z10Sección8">
            <text:p text:style-name="P1"/>
            <text:p text:style-name="P4"><text:span text:style-name="T1">P9D:</text:span></text:p>
            <text:p text:style-name="P7">Números aleatorios</text:p>
          </text:section>
        </draw:text-box>
      </draw:frame>
      <draw:frame draw:style-name="fr2" draw:name="Marco10" text:anchor-type="page" text:anchor-page-number="1" svg:x="11cm" svg:y="24.933cm" svg:width="8.5cm" svg:height="4.999cm" draw:z-index="9">
        <draw:text-box>
          <text:section text:style-name="Sect1" text:name="MailMergeSection2018-05-05T09:25:56Z11Sección9">
            <text:p text:style-name="P1"/>
            <text:p text:style-name="P6">P10D:</text:p>
            <text:p text:style-name="P6"/>
            <text:p text:style-name="P7">Serial.Write()</text:p>
          </text:section>
        </draw:text-box>
      </draw:frame>
      <draw:frame draw:style-name="fr1" draw:name="Marco11" text:anchor-type="page" text:anchor-page-number="3" svg:x="1.499cm" svg:y="1.349cm" svg:width="8.5cm" svg:height="4.999cm" draw:z-index="10">
        <draw:text-box>
          <text:section text:style-name="Sect1" text:name="MailMergeSection2018-05-05T09:25:56Z12MasterLabel">
            <text:p text:style-name="P1"/>
            <text:p text:style-name="P6">P11D:</text:p>
            <text:p text:style-name="P8">time</text:p>
            <text:p text:style-name="P8">down-uP</text:p>
          </text:section>
        </draw:text-box>
      </draw:frame>
      <draw:frame draw:style-name="fr1" draw:name="Marco12" text:anchor-type="page" text:anchor-page-number="3" svg:x="11cm" svg:y="1.349cm" svg:width="8.5cm" svg:height="4.999cm" draw:z-index="11">
        <draw:text-box>
          <text:section text:style-name="Sect1" text:name="MailMergeSection2018-05-05T09:25:56Z13Sección1">
            <text:p text:style-name="P1"/>
            <text:p text:style-name="P1"/>
            <text:p text:style-name="P6">P12D:</text:p>
            <text:p text:style-name="P6"/>
            <text:p text:style-name="P7">miliminutos</text:p>
          </text:section>
        </draw:text-box>
      </draw:frame>
      <draw:frame draw:style-name="fr1" draw:name="Marco13" text:anchor-type="page" text:anchor-page-number="3" svg:x="1.499cm" svg:y="7.35cm" svg:width="8.5cm" svg:height="4.999cm" draw:z-index="12">
        <draw:text-box>
          <text:section text:style-name="Sect1" text:name="MailMergeSection2018-05-05T09:25:56Z14Sección2">
            <text:p text:style-name="P1"/>
            <text:p text:style-name="P1"/>
            <text:p text:style-name="P6">P13D:</text:p>
            <text:p text:style-name="P12">512</text:p>
          </text:section>
        </draw:text-box>
      </draw:frame>
      <draw:frame draw:style-name="fr1" draw:name="Marco14" text:anchor-type="page" text:anchor-page-number="3" svg:x="11cm" svg:y="7.35cm" svg:width="8.5cm" svg:height="4.999cm" draw:z-index="13">
        <draw:text-box>
          <text:section text:style-name="Sect1" text:name="MailMergeSection2018-05-05T09:25:56Z15Sección3">
            <text:p text:style-name="P1"/>
            <text:p text:style-name="P1"/>
            <text:p text:style-name="P6">P14D:</text:p>
            <text:p text:style-name="P12">1023</text:p>
          </text:section>
        </draw:text-box>
      </draw:frame>
      <draw:frame draw:style-name="fr1" draw:name="Marco15" text:anchor-type="page" text:anchor-page-number="3" svg:x="1.499cm" svg:y="13.351cm" svg:width="8.5cm" svg:height="4.999cm" draw:z-index="14">
        <draw:text-box>
          <text:section text:style-name="Sect1" text:name="MailMergeSection2018-05-05T09:25:56Z16Sección4">
            <text:p text:style-name="P1"/>
            <text:p text:style-name="P1"/>
            <text:p text:style-name="P6">P15D:</text:p>
            <text:p text:style-name="P6"/>
            <text:p text:style-name="P7">Transformador</text:p>
          </text:section>
        </draw:text-box>
      </draw:frame>
      <draw:frame draw:style-name="fr1" draw:name="Marco16" text:anchor-type="page" text:anchor-page-number="3" svg:x="11cm" svg:y="13.351cm" svg:width="8.5cm" svg:height="4.999cm" draw:z-index="15">
        <draw:text-box>
          <text:section text:style-name="Sect1" text:name="MailMergeSection2018-05-05T09:25:56Z17Sección5">
            <text:p text:style-name="P1"/>
            <text:p text:style-name="P4"><text:span text:style-name="T1">P16D:</text:span></text:p>
            <text:p text:style-name="P7">Pone a tono ARDUINO</text:p>
          </text:section>
        </draw:text-box>
      </draw:frame>
      <draw:frame draw:style-name="fr1" draw:name="Marco17" text:anchor-type="page" text:anchor-page-number="3" svg:x="1.499cm" svg:y="19.352cm" svg:width="8.5cm" svg:height="4.999cm" draw:z-index="16">
        <draw:text-box>
          <text:section text:style-name="Sect1" text:name="MailMergeSection2018-05-05T09:25:56Z18Sección6">
            <text:p text:style-name="P1"/>
            <text:p text:style-name="P1"/>
            <text:p text:style-name="P6">P17D:</text:p>
            <text:p text:style-name="P7">sin()</text:p>
          </text:section>
        </draw:text-box>
      </draw:frame>
      <draw:frame draw:style-name="fr1" draw:name="Marco18" text:anchor-type="page" text:anchor-page-number="3" svg:x="11cm" svg:y="19.352cm" svg:width="8.5cm" svg:height="4.999cm" draw:z-index="17">
        <draw:text-box>
          <text:section text:style-name="Sect1" text:name="MailMergeSection2018-05-05T09:25:56Z19Sección7">
            <text:p text:style-name="P1"/>
            <text:p text:style-name="P1"/>
            <text:p text:style-name="P6">P18D:</text:p>
            <text:p text:style-name="P7">Henry Ford</text:p>
          </text:section>
        </draw:text-box>
      </draw:frame>
      <draw:frame draw:style-name="fr2" draw:name="Marco19" text:anchor-type="page" text:anchor-page-number="3" svg:x="1.499cm" svg:y="24.933cm" svg:width="8.5cm" svg:height="4.999cm" draw:z-index="18">
        <draw:text-box>
          <text:section text:style-name="Sect1" text:name="MailMergeSection2018-05-05T09:25:56Z20Sección8">
            <text:p text:style-name="P1"/>
            <text:p text:style-name="P4"><text:span text:style-name="T1">P19D:</text:span></text:p>
            <text:p text:style-name="P8">Unreal</text:p>
            <text:p text:style-name="P8">Engine 1</text:p>
          </text:section>
        </draw:text-box>
      </draw:frame>
      <draw:frame draw:style-name="fr2" draw:name="Marco20" text:anchor-type="page" text:anchor-page-number="3" svg:x="11cm" svg:y="24.888cm" svg:width="8.5cm" svg:height="4.999cm" draw:z-index="19">
        <draw:text-box>
          <text:section text:style-name="Sect1" text:name="MailMergeSection2018-05-05T09:25:56Z21Sección9">
            <text:p text:style-name="P1"/>
            <text:p text:style-name="P6">P20D:</text:p>
            <text:p text:style-name="P7">↑↓↑↓←←→→ A B START</text:p>
          </text:section>
        </draw:text-box>
      </draw:frame>
      <draw:frame draw:style-name="fr1" draw:name="Marco21" text:anchor-type="page" text:anchor-page-number="5" svg:x="1.499cm" svg:y="1.349cm" svg:width="8.5cm" svg:height="4.999cm" draw:z-index="20">
        <draw:text-box>
          <text:section text:style-name="Sect1" text:name="MailMergeSection2018-05-05T09:25:56Z22MasterLabel">
            <text:p text:style-name="P1"/>
            <text:p text:style-name="P6">P21D:</text:p>
            <text:p text:style-name="P6"/>
            <text:p text:style-name="P7">Emisor</text:p>
          </text:section>
        </draw:text-box>
      </draw:frame>
      <draw:frame draw:style-name="fr1" draw:name="Marco22" text:anchor-type="page" text:anchor-page-number="5" svg:x="11cm" svg:y="1.349cm" svg:width="8.5cm" svg:height="4.999cm" draw:z-index="21">
        <draw:text-box>
          <text:section text:style-name="Sect1" text:name="MailMergeSection2018-05-05T09:25:56Z23Sección1">
            <text:p text:style-name="P1"/>
            <text:p text:style-name="P4"><text:span text:style-name="T1">P22D:</text:span></text:p>
            <text:p text:style-name="P6"/>
            <text:p text:style-name="P7">1,987×10^15 kg</text:p>
          </text:section>
        </draw:text-box>
      </draw:frame>
      <draw:frame draw:style-name="fr1" draw:name="Marco23" text:anchor-type="page" text:anchor-page-number="5" svg:x="1.499cm" svg:y="7.35cm" svg:width="8.5cm" svg:height="4.999cm" draw:z-index="22">
        <draw:text-box>
          <text:section text:style-name="Sect1" text:name="MailMergeSection2018-05-05T09:25:56Z24Sección2">
            <text:p text:style-name="P1"/>
            <text:p text:style-name="P6">P23D:</text:p>
            <text:p text:style-name="P6"/>
            <text:p text:style-name="P11">3</text:p>
          </text:section>
        </draw:text-box>
      </draw:frame>
      <draw:frame draw:style-name="fr1" draw:name="Marco24" text:anchor-type="page" text:anchor-page-number="5" svg:x="11cm" svg:y="7.35cm" svg:width="8.5cm" svg:height="4.999cm" draw:z-index="23">
        <draw:text-box>
          <text:section text:style-name="Sect1" text:name="MailMergeSection2018-05-05T09:25:56Z25Sección3">
            <text:p text:style-name="P1"/>
            <text:p text:style-name="P4"><text:span text:style-name="T1">P24D:</text:span></text:p>
            <text:p text:style-name="P4"><text:span text:style-name="T1"/></text:p>
            <text:p text:style-name="P7"><text:span text:style-name="T2">Bro</text:span>s</text:p>
          </text:section>
        </draw:text-box>
      </draw:frame>
      <draw:frame draw:style-name="fr1" draw:name="Marco25" text:anchor-type="page" text:anchor-page-number="5" svg:x="1.499cm" svg:y="13.351cm" svg:width="8.5cm" svg:height="4.999cm" draw:z-index="24">
        <draw:text-box>
          <text:section text:style-name="Sect1" text:name="MailMergeSection2018-05-05T09:25:56Z26Sección4">
            <text:p text:style-name="P1"/>
            <text:p text:style-name="P4"><text:span text:style-name="T1">P25D:</text:span></text:p>
            <text:p text:style-name="P4"><text:span text:style-name="T1"/></text:p>
            <text:p text:style-name="P11">0,05</text:p>
          </text:section>
        </draw:text-box>
      </draw:frame>
      <draw:frame draw:style-name="fr1" draw:name="Marco26" text:anchor-type="page" text:anchor-page-number="5" svg:x="11cm" svg:y="13.351cm" svg:width="8.5cm" svg:height="4.999cm" draw:z-index="25">
        <draw:text-box>
          <text:section text:style-name="Sect1" text:name="MailMergeSection2018-05-05T09:25:56Z27Sección5">
            <text:p text:style-name="P1"/>
            <text:p text:style-name="P4"><text:span text:style-name="T1">P26D:</text:span></text:p>
            <text:p text:style-name="P4"><text:span text:style-name="T1"/></text:p>
            <text:p text:style-name="P7">Vegeta</text:p>
          </text:section>
        </draw:text-box>
      </draw:frame>
      <draw:frame draw:style-name="fr1" draw:name="Marco27" text:anchor-type="page" text:anchor-page-number="5" svg:x="1.499cm" svg:y="19.352cm" svg:width="8.5cm" svg:height="4.999cm" draw:z-index="26">
        <draw:text-box>
          <text:section text:style-name="Sect1" text:name="MailMergeSection2018-05-05T09:25:56Z28Sección6">
            <text:p text:style-name="P1"/>
            <text:p text:style-name="P4"><text:span text:style-name="T1">P27D:</text:span></text:p>
            <text:p text:style-name="P4"><text:span text:style-name="T1"/></text:p>
            <text:p text:style-name="P12">SQL</text:p>
          </text:section>
        </draw:text-box>
      </draw:frame>
      <draw:frame draw:style-name="fr1" draw:name="Marco28" text:anchor-type="page" text:anchor-page-number="5" svg:x="11cm" svg:y="19.352cm" svg:width="8.5cm" svg:height="4.999cm" draw:z-index="27">
        <draw:text-box>
          <text:section text:style-name="Sect1" text:name="MailMergeSection2018-05-05T09:25:56Z29Sección7">
            <text:p text:style-name="P1"/>
            <text:p text:style-name="P4"><text:span text:style-name="T1">P28D:</text:span></text:p>
            <text:p text:style-name="P4"><text:span text:style-name="T1"/></text:p>
            <text:p text:style-name="P12">1980</text:p>
          </text:section>
        </draw:text-box>
      </draw:frame>
      <draw:frame draw:style-name="fr2" draw:name="Marco29" text:anchor-type="page" text:anchor-page-number="5" svg:x="1.499cm" svg:y="24.85cm" svg:width="8.5cm" svg:height="4.999cm" draw:z-index="28">
        <draw:text-box>
          <text:section text:style-name="Sect1" text:name="MailMergeSection2018-05-05T09:25:56Z30Sección8">
            <text:p text:style-name="P1"/>
            <text:p text:style-name="P4"><text:span text:style-name="T1">P29D:</text:span></text:p>
            <text:p text:style-name="P4"><text:span text:style-name="T1"/></text:p>
            <text:p text:style-name="P7">Rey Dedede</text:p>
          </text:section>
        </draw:text-box>
      </draw:frame>
      <draw:frame draw:style-name="fr2" draw:name="Marco30" text:anchor-type="page" text:anchor-page-number="5" svg:x="11cm" svg:y="24.975cm" svg:width="8.5cm" svg:height="4.999cm" draw:z-index="29">
        <draw:text-box>
          <text:section text:style-name="Sect1" text:name="MailMergeSection2018-05-05T09:25:56Z31Sección9">
            <text:p text:style-name="P1"/>
            <text:p text:style-name="P4"><text:span text:style-name="T1">P30D:</text:span></text:p>
            <text:p text:style-name="P4"><text:span text:style-name="T1"/></text:p>
            <text:p text:style-name="P7">Space War</text:p>
          </text:section>
        </draw:text-box>
      </draw:frame>
      <draw:frame draw:style-name="fr1" draw:name="Marco31" text:anchor-type="page" text:anchor-page-number="7" svg:x="1.499cm" svg:y="1.349cm" svg:width="8.5cm" svg:height="4.999cm" draw:z-index="30">
        <draw:text-box>
          <text:section text:style-name="Sect1" text:name="MailMergeSection2018-05-05T09:25:57Z32MasterLabel">
            <text:p text:style-name="P1"/>
            <text:p text:style-name="P6">P31D:</text:p>
            <text:p text:style-name="P12">EXO</text:p>
          </text:section>
        </draw:text-box>
      </draw:frame>
      <draw:frame draw:style-name="fr1" draw:name="Marco32" text:anchor-type="page" text:anchor-page-number="7" svg:x="11cm" svg:y="1.349cm" svg:width="8.5cm" svg:height="4.999cm" draw:z-index="31">
        <draw:text-box>
          <text:section text:style-name="Sect1" text:name="MailMergeSection2018-05-05T09:25:57Z33Sección1">
            <text:p text:style-name="P1"/>
            <text:p text:style-name="P6">P32D:</text:p>
            <text:p text:style-name="P7">Impactrueno</text:p>
          </text:section>
        </draw:text-box>
      </draw:frame>
      <draw:frame draw:style-name="fr1" draw:name="Marco33" text:anchor-type="page" text:anchor-page-number="7" svg:x="1.499cm" svg:y="7.35cm" svg:width="8.5cm" svg:height="4.999cm" draw:z-index="32">
        <draw:text-box>
          <text:section text:style-name="Sect1" text:name="MailMergeSection2018-05-05T09:25:57Z34Sección2">
            <text:p text:style-name="P1"/>
            <text:p text:style-name="P4"><text:span text:style-name="T1">P33D:</text:span></text:p>
            <text:p text:style-name="P7">Hennessey Venom f5</text:p>
          </text:section>
        </draw:text-box>
      </draw:frame>
      <draw:frame draw:style-name="fr1" draw:name="Marco34" text:anchor-type="page" text:anchor-page-number="7" svg:x="11cm" svg:y="7.35cm" svg:width="8.5cm" svg:height="4.999cm" draw:z-index="33">
        <draw:text-box>
          <text:section text:style-name="Sect1" text:name="MailMergeSection2018-05-05T09:25:57Z35Sección3">
            <text:p text:style-name="P1"/>
            <text:p text:style-name="P4"><text:span text:style-name="T1">P34D:</text:span></text:p>
            <text:p text:style-name="P13"/>
            <text:p text:style-name="P7">Infinitos</text:p>
          </text:section>
        </draw:text-box>
      </draw:frame>
      <draw:frame draw:style-name="fr1" draw:name="Marco35" text:anchor-type="page" text:anchor-page-number="7" svg:x="1.499cm" svg:y="13.351cm" svg:width="8.5cm" svg:height="4.999cm" draw:z-index="34">
        <draw:text-box>
          <text:section text:style-name="Sect1" text:name="MailMergeSection2018-05-05T09:25:57Z36Sección4">
            <text:p text:style-name="P1"/>
            <text:p text:style-name="P4"><text:span text:style-name="T1">P35D:</text:span></text:p>
            <text:p text:style-name="P7">399 km/h</text:p>
          </text:section>
        </draw:text-box>
      </draw:frame>
      <draw:frame draw:style-name="fr1" draw:name="Marco36" text:anchor-type="page" text:anchor-page-number="7" svg:x="11cm" svg:y="13.351cm" svg:width="8.5cm" svg:height="4.999cm" draw:z-index="35">
        <draw:text-box>
          <text:section text:style-name="Sect1" text:name="MailMergeSection2018-05-05T09:25:57Z37Sección5">
            <text:p text:style-name="P1"/>
            <text:p text:style-name="P4"><text:span text:style-name="T1">P36D:</text:span></text:p>
            <text:p text:style-name="P7">JavaScript</text:p>
          </text:section>
        </draw:text-box>
      </draw:frame>
      <draw:frame draw:style-name="fr1" draw:name="Marco37" text:anchor-type="page" text:anchor-page-number="7" svg:x="1.499cm" svg:y="19.352cm" svg:width="8.5cm" svg:height="4.999cm" draw:z-index="36">
        <draw:text-box>
          <text:section text:style-name="Sect1" text:name="MailMergeSection2018-05-05T09:25:57Z38Sección6">
            <text:p text:style-name="P1"/>
            <text:p text:style-name="P6">P37D:</text:p>
            <text:p text:style-name="P14">10</text:p>
          </text:section>
        </draw:text-box>
      </draw:frame>
      <draw:frame draw:style-name="fr1" draw:name="Marco38" text:anchor-type="page" text:anchor-page-number="7" svg:x="11cm" svg:y="19.352cm" svg:width="8.5cm" svg:height="4.999cm" draw:z-index="37">
        <draw:text-box>
          <text:section text:style-name="Sect1" text:name="MailMergeSection2018-05-05T09:25:57Z39Sección7">
            <text:p text:style-name="P1"/>
            <text:p text:style-name="P4"><text:span text:style-name="T1">P38D:</text:span></text:p>
            <text:p text:style-name="P14">2718</text:p>
          </text:section>
        </draw:text-box>
      </draw:frame>
      <draw:frame draw:style-name="fr2" draw:name="Marco39" text:anchor-type="page" text:anchor-page-number="7" svg:x="1.499cm" svg:y="24.933cm" svg:width="8.5cm" svg:height="4.999cm" draw:z-index="38">
        <draw:text-box>
          <text:section text:style-name="Sect1" text:name="MailMergeSection2018-05-05T09:25:57Z40Sección8">
            <text:p text:style-name="P1"/>
            <text:p text:style-name="P4"><text:span text:style-name="T1">P39D:</text:span></text:p>
            <text:p text:style-name="P9">yo que</text:p>
            <text:p text:style-name="P9">se hulio</text:p>
          </text:section>
        </draw:text-box>
      </draw:frame>
      <draw:frame draw:style-name="fr2" draw:name="Marco40" text:anchor-type="page" text:anchor-page-number="7" svg:x="11cm" svg:y="25.058cm" svg:width="8.5cm" svg:height="4.999cm" draw:z-index="39">
        <draw:text-box>
          <text:section text:style-name="Sect1" text:name="MailMergeSection2018-05-05T09:25:57Z41Sección9">
            <text:p text:style-name="P1"/>
            <text:p text:style-name="P4"><text:span text:style-name="T1">P40D:</text:span></text:p>
            <text:p text:style-name="P7"/>
            <text:p text:style-name="P7">Spider-Man</text:p>
          </text:section>
        </draw:text-box>
      </draw:frame>
      <draw:frame draw:style-name="fr1" draw:name="Marco41" text:anchor-type="page" text:anchor-page-number="9" svg:x="1.499cm" svg:y="1.349cm" svg:width="8.5cm" svg:height="4.999cm" draw:z-index="40">
        <draw:text-box>
          <text:section text:style-name="Sect1" text:name="MailMergeSection2018-05-05T09:25:57Z42MasterLabel">
            <text:p text:style-name="P1"/>
            <text:p text:style-name="P6">P41D:</text:p>
            <text:p text:style-name="P6"/>
            <text:p text:style-name="P7">Dr. Strange</text:p>
          </text:section>
        </draw:text-box>
      </draw:frame>
      <draw:frame draw:style-name="fr1" draw:name="Marco42" text:anchor-type="page" text:anchor-page-number="9" svg:x="11cm" svg:y="1.349cm" svg:width="8.5cm" svg:height="4.999cm" draw:z-index="41">
        <draw:text-box>
          <text:section text:style-name="Sect1" text:name="MailMergeSection2018-05-05T09:25:57Z43Sección1">
            <text:p text:style-name="P1"/>
            <text:p text:style-name="P4"><text:span text:style-name="T1">P42D:</text:span></text:p>
            <text:p text:style-name="P4"><text:span text:style-name="T1"/></text:p>
            <text:p text:style-name="P7">Izaya Orihara</text:p>
          </text:section>
        </draw:text-box>
      </draw:frame>
      <draw:frame draw:style-name="fr1" draw:name="Marco43" text:anchor-type="page" text:anchor-page-number="9" svg:x="1.499cm" svg:y="7.35cm" svg:width="8.5cm" svg:height="4.999cm" draw:z-index="42">
        <draw:text-box>
          <text:section text:style-name="Sect1" text:name="MailMergeSection2018-05-05T09:25:57Z44Sección2">
            <text:p text:style-name="P1"/>
            <text:p text:style-name="P4"><text:span text:style-name="T1">P43D:</text:span></text:p>
            <text:p text:style-name="P10">Velocidad</text:p>
            <text:p text:style-name="P10">del aire</text:p>
          </text:section>
        </draw:text-box>
      </draw:frame>
      <draw:frame draw:style-name="fr1" draw:name="Marco44" text:anchor-type="page" text:anchor-page-number="9" svg:x="11cm" svg:y="7.35cm" svg:width="8.5cm" svg:height="4.999cm" draw:z-index="43">
        <draw:text-box>
          <text:section text:style-name="Sect1" text:name="MailMergeSection2018-05-05T09:25:57Z45Sección3">
            <text:p text:style-name="P1"/>
            <text:p text:style-name="P4"><text:span text:style-name="T1">P44D:</text:span></text:p>
            <text:p text:style-name="P10">Valentino</text:p>
            <text:p text:style-name="P10">Rossi</text:p>
          </text:section>
        </draw:text-box>
      </draw:frame>
      <draw:frame draw:style-name="fr1" draw:name="Marco45" text:anchor-type="page" text:anchor-page-number="9" svg:x="1.499cm" svg:y="13.351cm" svg:width="8.5cm" svg:height="4.999cm" draw:z-index="44">
        <draw:text-box>
          <text:section text:style-name="Sect1" text:name="MailMergeSection2018-05-05T09:25:57Z46Sección4">
            <text:p text:style-name="P1"/>
            <text:p text:style-name="P1"/>
            <text:p text:style-name="P1"/>
            <text:p text:style-name="P2"/>
          </text:section>
        </draw:text-box>
      </draw:frame>
      <draw:frame draw:style-name="fr1" draw:name="Marco46" text:anchor-type="page" text:anchor-page-number="9" svg:x="11cm" svg:y="13.351cm" svg:width="8.5cm" svg:height="4.999cm" draw:z-index="45">
        <draw:text-box>
          <text:section text:style-name="Sect1" text:name="MailMergeSection2018-05-05T09:25:57Z47Sección5">
            <text:p text:style-name="P1"/>
            <text:p text:style-name="P1"/>
            <text:p text:style-name="P1"/>
            <text:p text:style-name="P2"/>
          </text:section>
        </draw:text-box>
      </draw:frame>
      <draw:frame draw:style-name="fr1" draw:name="Marco47" text:anchor-type="page" text:anchor-page-number="9" svg:x="1.499cm" svg:y="19.352cm" svg:width="8.5cm" svg:height="4.999cm" draw:z-index="46">
        <draw:text-box>
          <text:section text:style-name="Sect1" text:name="MailMergeSection2018-05-05T09:25:57Z48Sección6">
            <text:p text:style-name="P1"/>
            <text:p text:style-name="P1"/>
            <text:p text:style-name="P1"/>
            <text:p text:style-name="P2"/>
          </text:section>
        </draw:text-box>
      </draw:frame>
      <draw:frame draw:style-name="fr1" draw:name="Marco48" text:anchor-type="page" text:anchor-page-number="9" svg:x="11cm" svg:y="19.352cm" svg:width="8.5cm" svg:height="4.999cm" draw:z-index="47">
        <draw:text-box>
          <text:section text:style-name="Sect1" text:name="MailMergeSection2018-05-05T09:25:57Z49Sección7">
            <text:p text:style-name="P1"/>
            <text:p text:style-name="P1"/>
            <text:p text:style-name="P1"/>
            <text:p text:style-name="P2"/>
          </text:section>
        </draw:text-box>
      </draw:frame>
      <draw:frame draw:style-name="fr1" draw:name="Marco49" text:anchor-type="page" text:anchor-page-number="9" svg:x="1.499cm" svg:y="25.352cm" svg:width="8.5cm" svg:height="4.999cm" draw:z-index="48">
        <draw:text-box>
          <text:section text:style-name="Sect1" text:name="MailMergeSection2018-05-05T09:25:57Z50Sección8">
            <text:p text:style-name="P1"/>
            <text:p text:style-name="P1"/>
            <text:p text:style-name="P1"/>
            <text:p text:style-name="P2"/>
          </text:section>
        </draw:text-box>
      </draw:frame>
      <draw:frame draw:style-name="fr1" draw:name="Marco50" text:anchor-type="page" text:anchor-page-number="9" svg:x="11cm" svg:y="25.352cm" svg:width="8.5cm" svg:height="4.999cm" draw:z-index="49">
        <draw:text-box>
          <text:section text:style-name="Sect1" text:name="MailMergeSection2018-05-05T09:25:57Z51Sección9">
            <text:p text:style-name="P1"/>
            <text:p text:style-name="P1"/>
            <text:p text:style-name="P1"/>
            <text:p text:style-name="P2"/>
          </text:section>
        </draw:text-box>
      </draw:frame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Labels" style:family="graphic">
      <style:graphic-properties svg:width="8.5cm" svg:height="4.999cm" text:anchor-type="as-char" svg:y="0cm" fo:margin-left="0cm" fo:margin-right="0cm" fo:margin-top="0cm" fo:margin-bottom="0cm" style:protect="size position" style:vertical-pos="top" style:vertical-rel="baseline" fo:padding="0.049cm" fo:border="0.99pt dashe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30.349cm" style:num-format="" style:print-orientation="portrait" fo:margin-top="1.349cm" fo:margin-bottom="0cm" fo:margin-left="1.499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05-05T09:25:57.291655365</meta:creation-date>
    <dc:date>2018-05-05T11:17:17.775388560</dc:date>
    <meta:editing-cycles>9</meta:editing-cycles>
    <meta:editing-duration>PT13M43S</meta:editing-duration>
    <meta:document-statistic meta:table-count="0" meta:image-count="0" meta:object-count="0" meta:page-count="9" meta:paragraph-count="93" meta:word-count="118" meta:character-count="620" meta:non-whitespace-character-count="595"/>
  </office:meta>
</office:document-meta>
</file>